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672998784023492247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28830884835626035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372805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0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>Wed March 28, 2018 <text:span text:style-name="T1">4 miles</text:span> </text:p>
      <text:p text:style-name="P5">I did the same workout as yesterday.</text:p>
      <text:p text:style-name="P5">The 2 mile walk/run averaged 10:51.</text:p>
      <text:p text:style-name="P5">½ mile run: 3:54</text:p>
      <text:p text:style-name="P5">mile run: <text:s/>8:17</text:p>
      <text:p text:style-name="P5">I felt much better today, <text:s/>The effects of my cold are really decreasing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8T14:17:01.75</dc:date>
    <dc:creator>James Lombardi</dc:creator>
    <meta:editing-duration>P2DT11H17M3S</meta:editing-duration>
    <meta:editing-cycles>212</meta:editing-cycles>
    <meta:generator>OpenOffice/4.1.2$Win32 OpenOffice.org_project/412m3$Build-9782</meta:generator>
    <meta:document-statistic meta:table-count="0" meta:image-count="0" meta:object-count="0" meta:page-count="13" meta:paragraph-count="287" meta:word-count="4377" meta:character-count="20975"/>
  </office:meta>
</office:document-meta>
</file>